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99.95pt"/>
    </style:style>
    <style:style style:name="co3" style:family="table-column">
      <style:table-column-properties fo:break-before="auto" style:column-width="489.46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our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iniUSB</text:p>
          </table:table-cell>
          <table:table-cell table:style-name="ce3" office:value-type="string" calcext:value-type="string">
            <text:p><text:a xlink:href="https://www.digikey.com/product-detail/en/edac-inc/690-005-299-043/151-1206-1-ND/4312192" xlink:type="simple">https://www.digikey.com/product-detail/en/edac-inc/690-005-299-043/151-1206-1-ND/4312192</text:a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p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Oh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Oh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Oh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Oh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 Push Butt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 16MHz</text:p>
          </table:table-cell>
          <table:table-cell table:number-columns-repeated="6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7-10-20T23:41:04Z</meta:creation-date>
    <dc:date>2020-01-02T00:40:54.436000000</dc:date>
    <meta:editing-duration>PT7M52S</meta:editing-duration>
    <meta:editing-cycles>1</meta:editing-cycles>
    <meta:document-statistic meta:table-count="1" meta:cell-count="36" meta:object-count="0"/>
  </office:meta>
</office:document-meta>
</file>